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141.39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214.84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Byte Offset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0xA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nt16_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powerup in second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in meters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mperature in celsius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ressure in Pascals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atitude in degrees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ngitude in degrees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voltage in volts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int8_t</text:p>
          </table:table-cell>
          <table:table-cell office:value-type="string" calcext:value-type="string">
            <text:p>Error Correction</text:p>
          </table:table-cell>
          <table:table-cell office:value-type="string" calcext:value-type="string">
            <text:p>Sum of packet % 256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J. Long</meta:initial-creator>
    <meta:creation-date>2018-09-21T23:11:44</meta:creation-date>
    <dc:date>2018-11-18T18:28:55.827690665</dc:date>
    <meta:generator>LibreOffice/6.0.6.2$Linux_X86_64 LibreOffice_project/00m0$Build-2</meta:generator>
    <meta:editing-duration>PT8M46S</meta:editing-duration>
    <meta:editing-cycles>2</meta:editing-cycles>
    <meta:document-statistic meta:table-count="1" meta:cell-count="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